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307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5.863192948" calcext:value-type="float">
            <text:p>15.863192948</text:p>
          </table:table-cell>
          <table:table-cell office:value-type="float" office:value="3.78234067987963" calcext:value-type="float">
            <text:p>3.7823406799</text:p>
          </table:table-cell>
        </table:table-row>
        <table:table-row table:style-name="ro1">
          <table:table-cell office:value-type="float" office:value="16.415097125" calcext:value-type="float">
            <text:p>16.415097125</text:p>
          </table:table-cell>
          <table:table-cell office:value-type="float" office:value="108.714524188136" calcext:value-type="float">
            <text:p>108.7145241881</text:p>
          </table:table-cell>
        </table:table-row>
        <table:table-row table:style-name="ro1">
          <table:table-cell office:value-type="float" office:value="16.552562268" calcext:value-type="float">
            <text:p>16.552562268</text:p>
          </table:table-cell>
          <table:table-cell office:value-type="float" office:value="436.474284975647" calcext:value-type="float">
            <text:p>436.4742849756</text:p>
          </table:table-cell>
        </table:table-row>
        <table:table-row table:style-name="ro1">
          <table:table-cell office:value-type="float" office:value="16.704907968" calcext:value-type="float">
            <text:p>16.704907968</text:p>
          </table:table-cell>
          <table:table-cell office:value-type="float" office:value="393.841112679917" calcext:value-type="float">
            <text:p>393.8411126799</text:p>
          </table:table-cell>
        </table:table-row>
        <table:table-row table:style-name="ro1">
          <table:table-cell office:value-type="float" office:value="16.962831694" calcext:value-type="float">
            <text:p>16.962831694</text:p>
          </table:table-cell>
          <table:table-cell office:value-type="float" office:value="232.626912345395" calcext:value-type="float">
            <text:p>232.6269123454</text:p>
          </table:table-cell>
        </table:table-row>
        <table:table-row table:style-name="ro1">
          <table:table-cell office:value-type="float" office:value="17.245671975" calcext:value-type="float">
            <text:p>17.245671975</text:p>
          </table:table-cell>
          <table:table-cell office:value-type="float" office:value="212.133857977606" calcext:value-type="float">
            <text:p>212.1338579776</text:p>
          </table:table-cell>
        </table:table-row>
        <table:table-row table:style-name="ro1">
          <table:table-cell office:value-type="float" office:value="17.588627979" calcext:value-type="float">
            <text:p>17.588627979</text:p>
          </table:table-cell>
          <table:table-cell office:value-type="float" office:value="174.949554170802" calcext:value-type="float">
            <text:p>174.9495541708</text:p>
          </table:table-cell>
        </table:table-row>
        <table:table-row table:style-name="ro1">
          <table:table-cell office:value-type="float" office:value="17.728534543" calcext:value-type="float">
            <text:p>17.728534543</text:p>
          </table:table-cell>
          <table:table-cell office:value-type="float" office:value="428.857648165813" calcext:value-type="float">
            <text:p>428.8576481658</text:p>
          </table:table-cell>
        </table:table-row>
        <table:table-row table:style-name="ro1">
          <table:table-cell office:value-type="float" office:value="17.856839475" calcext:value-type="float">
            <text:p>17.856839475</text:p>
          </table:table-cell>
          <table:table-cell office:value-type="float" office:value="467.635959621572" calcext:value-type="float">
            <text:p>467.6359596216</text:p>
          </table:table-cell>
        </table:table-row>
        <table:table-row table:style-name="ro1">
          <table:table-cell office:value-type="float" office:value="18.009028143" calcext:value-type="float">
            <text:p>18.009028143</text:p>
          </table:table-cell>
          <table:table-cell office:value-type="float" office:value="394.247487598746" calcext:value-type="float">
            <text:p>394.2474875987</text:p>
          </table:table-cell>
        </table:table-row>
        <table:table-row table:style-name="ro1">
          <table:table-cell office:value-type="float" office:value="18.672024806" calcext:value-type="float">
            <text:p>18.672024806</text:p>
          </table:table-cell>
          <table:table-cell office:value-type="float" office:value="90.4981930504828" calcext:value-type="float">
            <text:p>90.4981930505</text:p>
          </table:table-cell>
        </table:table-row>
        <table:table-row table:style-name="ro1">
          <table:table-cell office:value-type="float" office:value="18.813416951" calcext:value-type="float">
            <text:p>18.813416951</text:p>
          </table:table-cell>
          <table:table-cell office:value-type="float" office:value="424.351720528754" calcext:value-type="float">
            <text:p>424.3517205288</text:p>
          </table:table-cell>
        </table:table-row>
        <table:table-row table:style-name="ro1">
          <table:table-cell office:value-type="float" office:value="18.930072699" calcext:value-type="float">
            <text:p>18.930072699</text:p>
          </table:table-cell>
          <table:table-cell office:value-type="float" office:value="514.333850055981" calcext:value-type="float">
            <text:p>514.333850056</text:p>
          </table:table-cell>
        </table:table-row>
        <table:table-row table:style-name="ro1">
          <table:table-cell office:value-type="float" office:value="19.901993861" calcext:value-type="float">
            <text:p>19.901993861</text:p>
          </table:table-cell>
          <table:table-cell office:value-type="float" office:value="61.7334021995499" calcext:value-type="float">
            <text:p>61.7334021996</text:p>
          </table:table-cell>
        </table:table-row>
        <table:table-row table:style-name="ro1">
          <table:table-cell office:value-type="float" office:value="20.153151661" calcext:value-type="float">
            <text:p>20.153151661</text:p>
          </table:table-cell>
          <table:table-cell office:value-type="float" office:value="238.89363579391" calcext:value-type="float">
            <text:p>238.8936357939</text:p>
          </table:table-cell>
        </table:table-row>
        <table:table-row table:style-name="ro1">
          <table:table-cell office:value-type="float" office:value="20.38267079" calcext:value-type="float">
            <text:p>20.38267079</text:p>
          </table:table-cell>
          <table:table-cell office:value-type="float" office:value="261.416119263859" calcext:value-type="float">
            <text:p>261.4161192639</text:p>
          </table:table-cell>
        </table:table-row>
        <table:table-row table:style-name="ro1">
          <table:table-cell office:value-type="float" office:value="20.813549037" calcext:value-type="float">
            <text:p>20.813549037</text:p>
          </table:table-cell>
          <table:table-cell office:value-type="float" office:value="139.250473695878" calcext:value-type="float">
            <text:p>139.2504736959</text:p>
          </table:table-cell>
        </table:table-row>
        <table:table-row table:style-name="ro1">
          <table:table-cell office:value-type="float" office:value="20.865313044" calcext:value-type="float">
            <text:p>20.865313044</text:p>
          </table:table-cell>
          <table:table-cell office:value-type="float" office:value="1159.10655834671" calcext:value-type="float">
            <text:p>1159.1065583467</text:p>
          </table:table-cell>
        </table:table-row>
        <table:table-row table:style-name="ro1">
          <table:table-cell office:value-type="float" office:value="21.129087117" calcext:value-type="float">
            <text:p>21.129087117</text:p>
          </table:table-cell>
          <table:table-cell office:value-type="float" office:value="227.4673902465" calcext:value-type="float">
            <text:p>227.4673902465</text:p>
          </table:table-cell>
        </table:table-row>
        <table:table-row table:style-name="ro1">
          <table:table-cell office:value-type="float" office:value="21.4524004" calcext:value-type="float">
            <text:p>21.4524004</text:p>
          </table:table-cell>
          <table:table-cell office:value-type="float" office:value="185.578518281908" calcext:value-type="float">
            <text:p>185.5785182819</text:p>
          </table:table-cell>
        </table:table-row>
        <table:table-row table:style-name="ro1">
          <table:table-cell office:value-type="float" office:value="21.772734811" calcext:value-type="float">
            <text:p>21.772734811</text:p>
          </table:table-cell>
          <table:table-cell office:value-type="float" office:value="187.304260609081" calcext:value-type="float">
            <text:p>187.3042606091</text:p>
          </table:table-cell>
        </table:table-row>
        <table:table-row table:style-name="ro1">
          <table:table-cell office:value-type="float" office:value="21.936406985" calcext:value-type="float">
            <text:p>21.936406985</text:p>
          </table:table-cell>
          <table:table-cell office:value-type="float" office:value="366.586442482279" calcext:value-type="float">
            <text:p>366.5864424823</text:p>
          </table:table-cell>
        </table:table-row>
        <table:table-row table:style-name="ro1">
          <table:table-cell office:value-type="float" office:value="22.092960054" calcext:value-type="float">
            <text:p>22.092960054</text:p>
          </table:table-cell>
          <table:table-cell office:value-type="float" office:value="383.256619517298" calcext:value-type="float">
            <text:p>383.2566195173</text:p>
          </table:table-cell>
        </table:table-row>
        <table:table-row table:style-name="ro1">
          <table:table-cell office:value-type="float" office:value="22.23418449" calcext:value-type="float">
            <text:p>22.23418449</text:p>
          </table:table-cell>
          <table:table-cell office:value-type="float" office:value="424.855653167574" calcext:value-type="float">
            <text:p>424.8556531676</text:p>
          </table:table-cell>
        </table:table-row>
        <table:table-row table:style-name="ro1">
          <table:table-cell office:value-type="float" office:value="22.415255362" calcext:value-type="float">
            <text:p>22.415255362</text:p>
          </table:table-cell>
          <table:table-cell office:value-type="float" office:value="331.36196527511" calcext:value-type="float">
            <text:p>331.3619652751</text:p>
          </table:table-cell>
        </table:table-row>
        <table:table-row table:style-name="ro1">
          <table:table-cell office:value-type="float" office:value="22.607923438" calcext:value-type="float">
            <text:p>22.607923438</text:p>
          </table:table-cell>
          <table:table-cell office:value-type="float" office:value="311.416407147809" calcext:value-type="float">
            <text:p>311.4164071478</text:p>
          </table:table-cell>
        </table:table-row>
        <table:table-row table:style-name="ro1">
          <table:table-cell office:value-type="float" office:value="22.782714689" calcext:value-type="float">
            <text:p>22.782714689</text:p>
          </table:table-cell>
          <table:table-cell office:value-type="float" office:value="343.266608921972" calcext:value-type="float">
            <text:p>343.266608922</text:p>
          </table:table-cell>
        </table:table-row>
        <table:table-row table:style-name="ro1">
          <table:table-cell office:value-type="float" office:value="22.964804264" calcext:value-type="float">
            <text:p>22.964804264</text:p>
          </table:table-cell>
          <table:table-cell office:value-type="float" office:value="329.508155532794" calcext:value-type="float">
            <text:p>329.5081555328</text:p>
          </table:table-cell>
        </table:table-row>
        <table:table-row table:style-name="ro1">
          <table:table-cell office:value-type="float" office:value="23.998246731" calcext:value-type="float">
            <text:p>23.998246731</text:p>
          </table:table-cell>
          <table:table-cell office:value-type="float" office:value="58.0583843957711" calcext:value-type="float">
            <text:p>58.0583843958</text:p>
          </table:table-cell>
        </table:table-row>
        <table:table-row table:style-name="ro1">
          <table:table-cell office:value-type="float" office:value="24.889645641" calcext:value-type="float">
            <text:p>24.889645641</text:p>
          </table:table-cell>
          <table:table-cell office:value-type="float" office:value="67.3099319809579" calcext:value-type="float">
            <text:p>67.309931981</text:p>
          </table:table-cell>
        </table:table-row>
        <table:table-row table:style-name="ro1">
          <table:table-cell office:value-type="float" office:value="25.092544143" calcext:value-type="float">
            <text:p>25.092544143</text:p>
          </table:table-cell>
          <table:table-cell office:value-type="float" office:value="295.714356727981" calcext:value-type="float">
            <text:p>295.714356728</text:p>
          </table:table-cell>
        </table:table-row>
        <table:table-row table:style-name="ro1">
          <table:table-cell office:value-type="float" office:value="25.37908856" calcext:value-type="float">
            <text:p>25.37908856</text:p>
          </table:table-cell>
          <table:table-cell office:value-type="float" office:value="209.39162112518" calcext:value-type="float">
            <text:p>209.3916211252</text:p>
          </table:table-cell>
        </table:table-row>
        <table:table-row table:style-name="ro1">
          <table:table-cell office:value-type="float" office:value="25.537280806" calcext:value-type="float">
            <text:p>25.537280806</text:p>
          </table:table-cell>
          <table:table-cell office:value-type="float" office:value="379.285341204401" calcext:value-type="float">
            <text:p>379.2853412044</text:p>
          </table:table-cell>
        </table:table-row>
        <table:table-row table:style-name="ro1">
          <table:table-cell office:value-type="float" office:value="25.771680694" calcext:value-type="float">
            <text:p>25.771680694</text:p>
          </table:table-cell>
          <table:table-cell office:value-type="float" office:value="255.972818553567" calcext:value-type="float">
            <text:p>255.9728185536</text:p>
          </table:table-cell>
        </table:table-row>
        <table:table-row table:style-name="ro1">
          <table:table-cell office:value-type="float" office:value="25.945405636" calcext:value-type="float">
            <text:p>25.945405636</text:p>
          </table:table-cell>
          <table:table-cell office:value-type="float" office:value="345.373550333377" calcext:value-type="float">
            <text:p>345.3735503334</text:p>
          </table:table-cell>
        </table:table-row>
        <table:table-row table:style-name="ro1">
          <table:table-cell office:value-type="float" office:value="26.175864823" calcext:value-type="float">
            <text:p>26.175864823</text:p>
          </table:table-cell>
          <table:table-cell office:value-type="float" office:value="260.349785925435" calcext:value-type="float">
            <text:p>260.3497859254</text:p>
          </table:table-cell>
        </table:table-row>
        <table:table-row table:style-name="ro1">
          <table:table-cell office:value-type="float" office:value="26.585175754" calcext:value-type="float">
            <text:p>26.585175754</text:p>
          </table:table-cell>
          <table:table-cell office:value-type="float" office:value="146.587827140145" calcext:value-type="float">
            <text:p>146.5878271401</text:p>
          </table:table-cell>
        </table:table-row>
        <table:table-row table:style-name="ro1">
          <table:table-cell office:value-type="float" office:value="27.020359652" calcext:value-type="float">
            <text:p>27.020359652</text:p>
          </table:table-cell>
          <table:table-cell office:value-type="float" office:value="137.872748223785" calcext:value-type="float">
            <text:p>137.8727482238</text:p>
          </table:table-cell>
        </table:table-row>
        <table:table-row table:style-name="ro1">
          <table:table-cell office:value-type="float" office:value="27.52328786" calcext:value-type="float">
            <text:p>27.52328786</text:p>
          </table:table-cell>
          <table:table-cell office:value-type="float" office:value="119.301321830014" calcext:value-type="float">
            <text:p>119.30132183</text:p>
          </table:table-cell>
        </table:table-row>
        <table:table-row table:style-name="ro1">
          <table:table-cell office:value-type="float" office:value="36.087327951" calcext:value-type="float">
            <text:p>36.087327951</text:p>
          </table:table-cell>
          <table:table-cell office:value-type="float" office:value="7.00603913135045" calcext:value-type="float">
            <text:p>7.0060391314</text:p>
          </table:table-cell>
        </table:table-row>
        <table:table-row table:style-name="ro1">
          <table:table-cell office:value-type="float" office:value="36.404871304" calcext:value-type="float">
            <text:p>36.404871304</text:p>
          </table:table-cell>
          <table:table-cell office:value-type="float" office:value="188.95057771844" calcext:value-type="float">
            <text:p>188.9505777184</text:p>
          </table:table-cell>
        </table:table-row>
        <table:table-row table:style-name="ro1">
          <table:table-cell office:value-type="float" office:value="37.242198381" calcext:value-type="float">
            <text:p>37.242198381</text:p>
          </table:table-cell>
          <table:table-cell office:value-type="float" office:value="71.6565863544858" calcext:value-type="float">
            <text:p>71.6565863545</text:p>
          </table:table-cell>
        </table:table-row>
        <table:table-row table:style-name="ro1">
          <table:table-cell office:value-type="float" office:value="37.555426135" calcext:value-type="float">
            <text:p>37.555426135</text:p>
          </table:table-cell>
          <table:table-cell office:value-type="float" office:value="191.553906809933" calcext:value-type="float">
            <text:p>191.5539068099</text:p>
          </table:table-cell>
        </table:table-row>
        <table:table-row table:style-name="ro1">
          <table:table-cell office:value-type="float" office:value="37.874249964" calcext:value-type="float">
            <text:p>37.874249964</text:p>
          </table:table-cell>
          <table:table-cell office:value-type="float" office:value="188.191705081114" calcext:value-type="float">
            <text:p>188.1917050811</text:p>
          </table:table-cell>
        </table:table-row>
        <table:table-row table:style-name="ro1">
          <table:table-cell office:value-type="float" office:value="38.427070188" calcext:value-type="float">
            <text:p>38.427070188</text:p>
          </table:table-cell>
          <table:table-cell office:value-type="float" office:value="108.534379523713" calcext:value-type="float">
            <text:p>108.5343795237</text:p>
          </table:table-cell>
        </table:table-row>
        <table:table-row table:style-name="ro1">
          <table:table-cell office:value-type="float" office:value="38.760160248" calcext:value-type="float">
            <text:p>38.760160248</text:p>
          </table:table-cell>
          <table:table-cell office:value-type="float" office:value="180.131463544726" calcext:value-type="float">
            <text:p>180.1314635447</text:p>
          </table:table-cell>
        </table:table-row>
        <table:table-row table:style-name="ro1">
          <table:table-cell office:value-type="float" office:value="39.067004005" calcext:value-type="float">
            <text:p>39.067004005</text:p>
          </table:table-cell>
          <table:table-cell office:value-type="float" office:value="195.539256156349" calcext:value-type="float">
            <text:p>195.5392561563</text:p>
          </table:table-cell>
        </table:table-row>
        <table:table-row table:style-name="ro1">
          <table:table-cell office:value-type="float" office:value="39.315394445" calcext:value-type="float">
            <text:p>39.315394445</text:p>
          </table:table-cell>
          <table:table-cell office:value-type="float" office:value="241.55519028832" calcext:value-type="float">
            <text:p>241.5551902883</text:p>
          </table:table-cell>
        </table:table-row>
        <table:table-row table:style-name="ro1">
          <table:table-cell office:value-type="float" office:value="39.585243763" calcext:value-type="float">
            <text:p>39.585243763</text:p>
          </table:table-cell>
          <table:table-cell office:value-type="float" office:value="222.346309580076" calcext:value-type="float">
            <text:p>222.3463095801</text:p>
          </table:table-cell>
        </table:table-row>
        <table:table-row table:style-name="ro1">
          <table:table-cell office:value-type="float" office:value="40.354765957" calcext:value-type="float">
            <text:p>40.354765957</text:p>
          </table:table-cell>
          <table:table-cell office:value-type="float" office:value="77.9704607194218" calcext:value-type="float">
            <text:p>77.9704607194</text:p>
          </table:table-cell>
        </table:table-row>
        <table:table-row table:style-name="ro1">
          <table:table-cell office:value-type="float" office:value="40.536699646" calcext:value-type="float">
            <text:p>40.536699646</text:p>
          </table:table-cell>
          <table:table-cell office:value-type="float" office:value="329.790487566041" calcext:value-type="float">
            <text:p>329.790487566</text:p>
          </table:table-cell>
        </table:table-row>
        <table:table-row table:style-name="ro1">
          <table:table-cell office:value-type="float" office:value="40.687134346" calcext:value-type="float">
            <text:p>40.687134346</text:p>
          </table:table-cell>
          <table:table-cell office:value-type="float" office:value="398.844149654307" calcext:value-type="float">
            <text:p>398.8441496543</text:p>
          </table:table-cell>
        </table:table-row>
        <table:table-row table:style-name="ro1">
          <table:table-cell office:value-type="float" office:value="40.767225396" calcext:value-type="float">
            <text:p>40.767225396</text:p>
          </table:table-cell>
          <table:table-cell office:value-type="float" office:value="749.147376641959" calcext:value-type="float">
            <text:p>749.147376642</text:p>
          </table:table-cell>
        </table:table-row>
        <table:table-row table:style-name="ro1">
          <table:table-cell office:value-type="float" office:value="40.926580097" calcext:value-type="float">
            <text:p>40.926580097</text:p>
          </table:table-cell>
          <table:table-cell office:value-type="float" office:value="376.518543999532" calcext:value-type="float">
            <text:p>376.5185439995</text:p>
          </table:table-cell>
        </table:table-row>
        <table:table-row table:style-name="ro1">
          <table:table-cell office:value-type="float" office:value="41.194223152" calcext:value-type="float">
            <text:p>41.194223152</text:p>
          </table:table-cell>
          <table:table-cell office:value-type="float" office:value="224.179177748512" calcext:value-type="float">
            <text:p>224.1791777485</text:p>
          </table:table-cell>
        </table:table-row>
        <table:table-row table:style-name="ro1">
          <table:table-cell office:value-type="float" office:value="41.282868107" calcext:value-type="float">
            <text:p>41.282868107</text:p>
          </table:table-cell>
          <table:table-cell office:value-type="float" office:value="676.857470343353" calcext:value-type="float">
            <text:p>676.8574703434</text:p>
          </table:table-cell>
        </table:table-row>
        <table:table-row table:style-name="ro1">
          <table:table-cell office:value-type="float" office:value="41.644826568" calcext:value-type="float">
            <text:p>41.644826568</text:p>
          </table:table-cell>
          <table:table-cell office:value-type="float" office:value="165.764877644344" calcext:value-type="float">
            <text:p>165.7648776443</text:p>
          </table:table-cell>
        </table:table-row>
        <table:table-row table:style-name="ro1">
          <table:table-cell office:value-type="float" office:value="41.904778588" calcext:value-type="float">
            <text:p>41.904778588</text:p>
          </table:table-cell>
          <table:table-cell office:value-type="float" office:value="230.811824428216" calcext:value-type="float">
            <text:p>230.8118244282</text:p>
          </table:table-cell>
        </table:table-row>
        <table:table-row table:style-name="ro1">
          <table:table-cell office:value-type="float" office:value="42.124218021" calcext:value-type="float">
            <text:p>42.124218021</text:p>
          </table:table-cell>
          <table:table-cell office:value-type="float" office:value="273.423965691711" calcext:value-type="float">
            <text:p>273.4239656917</text:p>
          </table:table-cell>
        </table:table-row>
        <table:table-row table:style-name="ro1">
          <table:table-cell office:value-type="float" office:value="42.37882079" calcext:value-type="float">
            <text:p>42.37882079</text:p>
          </table:table-cell>
          <table:table-cell office:value-type="float" office:value="235.661223307432" calcext:value-type="float">
            <text:p>235.6612233074</text:p>
          </table:table-cell>
        </table:table-row>
        <table:table-row table:style-name="ro1">
          <table:table-cell office:value-type="float" office:value="42.625123353" calcext:value-type="float">
            <text:p>42.625123353</text:p>
          </table:table-cell>
          <table:table-cell office:value-type="float" office:value="243.602824384738" calcext:value-type="float">
            <text:p>243.6028243847</text:p>
          </table:table-cell>
        </table:table-row>
        <table:table-row table:style-name="ro1">
          <table:table-cell office:value-type="float" office:value="42.888754405" calcext:value-type="float">
            <text:p>42.888754405</text:p>
          </table:table-cell>
          <table:table-cell office:value-type="float" office:value="227.590792301659" calcext:value-type="float">
            <text:p>227.5907923017</text:p>
          </table:table-cell>
        </table:table-row>
        <table:table-row table:style-name="ro1">
          <table:table-cell office:value-type="float" office:value="43.16316677" calcext:value-type="float">
            <text:p>43.16316677</text:p>
          </table:table-cell>
          <table:table-cell office:value-type="float" office:value="218.64903937547" calcext:value-type="float">
            <text:p>218.6490393755</text:p>
          </table:table-cell>
        </table:table-row>
        <table:table-row table:style-name="ro1">
          <table:table-cell office:value-type="float" office:value="43.396430089" calcext:value-type="float">
            <text:p>43.396430089</text:p>
          </table:table-cell>
          <table:table-cell office:value-type="float" office:value="257.220038955201" calcext:value-type="float">
            <text:p>257.2200389552</text:p>
          </table:table-cell>
        </table:table-row>
        <table:table-row table:style-name="ro1">
          <table:table-cell office:value-type="float" office:value="43.726624246" calcext:value-type="float">
            <text:p>43.726624246</text:p>
          </table:table-cell>
          <table:table-cell office:value-type="float" office:value="181.71127116583" calcext:value-type="float">
            <text:p>181.7112711658</text:p>
          </table:table-cell>
        </table:table-row>
        <table:table-row table:style-name="ro1">
          <table:table-cell office:value-type="float" office:value="43.873648092" calcext:value-type="float">
            <text:p>43.873648092</text:p>
          </table:table-cell>
          <table:table-cell office:value-type="float" office:value="408.097064744169" calcext:value-type="float">
            <text:p>408.0970647442</text:p>
          </table:table-cell>
        </table:table-row>
        <table:table-row table:style-name="ro1">
          <table:table-cell office:value-type="float" office:value="44.026651087" calcext:value-type="float">
            <text:p>44.026651087</text:p>
          </table:table-cell>
          <table:table-cell office:value-type="float" office:value="392.149186360713" calcext:value-type="float">
            <text:p>392.1491863607</text:p>
          </table:table-cell>
        </table:table-row>
        <table:table-row table:style-name="ro1">
          <table:table-cell office:value-type="float" office:value="44.148139312" calcext:value-type="float">
            <text:p>44.148139312</text:p>
          </table:table-cell>
          <table:table-cell office:value-type="float" office:value="493.875023690567" calcext:value-type="float">
            <text:p>493.8750236906</text:p>
          </table:table-cell>
        </table:table-row>
        <table:table-row table:style-name="ro1">
          <table:table-cell office:value-type="float" office:value="44.305948326" calcext:value-type="float">
            <text:p>44.305948326</text:p>
          </table:table-cell>
          <table:table-cell office:value-type="float" office:value="380.206418373538" calcext:value-type="float">
            <text:p>380.2064183735</text:p>
          </table:table-cell>
        </table:table-row>
        <table:table-row table:style-name="ro1">
          <table:table-cell office:value-type="float" office:value="44.447221304" calcext:value-type="float">
            <text:p>44.447221304</text:p>
          </table:table-cell>
          <table:table-cell office:value-type="float" office:value="424.709670946404" calcext:value-type="float">
            <text:p>424.7096709464</text:p>
          </table:table-cell>
        </table:table-row>
        <table:table-row table:style-name="ro1">
          <table:table-cell office:value-type="float" office:value="44.59452911" calcext:value-type="float">
            <text:p>44.59452911</text:p>
          </table:table-cell>
          <table:table-cell office:value-type="float" office:value="407.310390598036" calcext:value-type="float">
            <text:p>407.310390598</text:p>
          </table:table-cell>
        </table:table-row>
        <table:table-row table:style-name="ro1">
          <table:table-cell office:value-type="float" office:value="44.729927105" calcext:value-type="float">
            <text:p>44.729927105</text:p>
          </table:table-cell>
          <table:table-cell office:value-type="float" office:value="443.138024311223" calcext:value-type="float">
            <text:p>443.1380243112</text:p>
          </table:table-cell>
        </table:table-row>
        <table:table-row table:style-name="ro1">
          <table:table-cell office:value-type="float" office:value="44.875976987" calcext:value-type="float">
            <text:p>44.875976987</text:p>
          </table:table-cell>
          <table:table-cell office:value-type="float" office:value="410.81854485853" calcext:value-type="float">
            <text:p>410.8185448585</text:p>
          </table:table-cell>
        </table:table-row>
        <table:table-row table:style-name="ro1">
          <table:table-cell office:value-type="float" office:value="45.007358916" calcext:value-type="float">
            <text:p>45.007358916</text:p>
          </table:table-cell>
          <table:table-cell office:value-type="float" office:value="456.683810754547" calcext:value-type="float">
            <text:p>456.6838107545</text:p>
          </table:table-cell>
        </table:table-row>
        <table:table-row table:style-name="ro1">
          <table:table-cell office:value-type="float" office:value="45.160569882" calcext:value-type="float">
            <text:p>45.160569882</text:p>
          </table:table-cell>
          <table:table-cell office:value-type="float" office:value="391.616876823287" calcext:value-type="float">
            <text:p>391.6168768233</text:p>
          </table:table-cell>
        </table:table-row>
        <table:table-row table:style-name="ro1">
          <table:table-cell office:value-type="float" office:value="45.244689603" calcext:value-type="float">
            <text:p>45.244689603</text:p>
          </table:table-cell>
          <table:table-cell office:value-type="float" office:value="713.269127461736" calcext:value-type="float">
            <text:p>713.2691274617</text:p>
          </table:table-cell>
        </table:table-row>
        <table:table-row table:style-name="ro1">
          <table:table-cell office:value-type="float" office:value="45.399667298" calcext:value-type="float">
            <text:p>45.399667298</text:p>
          </table:table-cell>
          <table:table-cell office:value-type="float" office:value="387.152486685263" calcext:value-type="float">
            <text:p>387.1524866853</text:p>
          </table:table-cell>
        </table:table-row>
        <table:table-row table:style-name="ro1">
          <table:table-cell office:value-type="float" office:value="45.641751398" calcext:value-type="float">
            <text:p>45.641751398</text:p>
          </table:table-cell>
          <table:table-cell office:value-type="float" office:value="247.847752082851" calcext:value-type="float">
            <text:p>247.8477520829</text:p>
          </table:table-cell>
        </table:table-row>
        <table:table-row table:style-name="ro1">
          <table:table-cell office:value-type="float" office:value="45.748507451" calcext:value-type="float">
            <text:p>45.748507451</text:p>
          </table:table-cell>
          <table:table-cell office:value-type="float" office:value="562.029021436387" calcext:value-type="float">
            <text:p>562.0290214364</text:p>
          </table:table-cell>
        </table:table-row>
        <table:table-row table:style-name="ro1">
          <table:table-cell office:value-type="float" office:value="45.88735953" calcext:value-type="float">
            <text:p>45.88735953</text:p>
          </table:table-cell>
          <table:table-cell office:value-type="float" office:value="432.114523830779" calcext:value-type="float">
            <text:p>432.1145238308</text:p>
          </table:table-cell>
        </table:table-row>
        <table:table-row table:style-name="ro1">
          <table:table-cell office:value-type="float" office:value="46.005232785" calcext:value-type="float">
            <text:p>46.005232785</text:p>
          </table:table-cell>
          <table:table-cell office:value-type="float" office:value="509.021321248862" calcext:value-type="float">
            <text:p>509.0213212489</text:p>
          </table:table-cell>
        </table:table-row>
        <table:table-row table:style-name="ro1">
          <table:table-cell office:value-type="float" office:value="46.137130967" calcext:value-type="float">
            <text:p>46.137130967</text:p>
          </table:table-cell>
          <table:table-cell office:value-type="float" office:value="454.896338146645" calcext:value-type="float">
            <text:p>454.8963381466</text:p>
          </table:table-cell>
        </table:table-row>
        <table:table-row table:style-name="ro1">
          <table:table-cell office:value-type="float" office:value="46.373560971" calcext:value-type="float">
            <text:p>46.373560971</text:p>
          </table:table-cell>
          <table:table-cell office:value-type="float" office:value="253.77489736878" calcext:value-type="float">
            <text:p>253.7748973688</text:p>
          </table:table-cell>
        </table:table-row>
        <table:table-row table:style-name="ro1">
          <table:table-cell office:value-type="float" office:value="46.604015314" calcext:value-type="float">
            <text:p>46.604015314</text:p>
          </table:table-cell>
          <table:table-cell office:value-type="float" office:value="260.355258308144" calcext:value-type="float">
            <text:p>260.3552583081</text:p>
          </table:table-cell>
        </table:table-row>
        <table:table-row table:style-name="ro1">
          <table:table-cell office:value-type="float" office:value="46.72282519" calcext:value-type="float">
            <text:p>46.72282519</text:p>
          </table:table-cell>
          <table:table-cell office:value-type="float" office:value="505.008523028842" calcext:value-type="float">
            <text:p>505.0085230288</text:p>
          </table:table-cell>
        </table:table-row>
        <table:table-row table:style-name="ro1">
          <table:table-cell office:value-type="float" office:value="46.839746929" calcext:value-type="float">
            <text:p>46.839746929</text:p>
          </table:table-cell>
          <table:table-cell office:value-type="float" office:value="513.163766748324" calcext:value-type="float">
            <text:p>513.1637667483</text:p>
          </table:table-cell>
        </table:table-row>
        <table:table-row table:style-name="ro1">
          <table:table-cell office:value-type="float" office:value="46.988967819" calcext:value-type="float">
            <text:p>46.988967819</text:p>
          </table:table-cell>
          <table:table-cell office:value-type="float" office:value="402.088474341603" calcext:value-type="float">
            <text:p>402.0884743416</text:p>
          </table:table-cell>
        </table:table-row>
        <table:table-row table:style-name="ro1">
          <table:table-cell office:value-type="float" office:value="47.321368239" calcext:value-type="float">
            <text:p>47.321368239</text:p>
          </table:table-cell>
          <table:table-cell office:value-type="float" office:value="180.505187087309" calcext:value-type="float">
            <text:p>180.5051870873</text:p>
          </table:table-cell>
        </table:table-row>
        <table:table-row table:style-name="ro1">
          <table:table-cell office:value-type="float" office:value="47.593226892" calcext:value-type="float">
            <text:p>47.593226892</text:p>
          </table:table-cell>
          <table:table-cell office:value-type="float" office:value="220.702925354379" calcext:value-type="float">
            <text:p>220.7029253544</text:p>
          </table:table-cell>
        </table:table-row>
        <table:table-row table:style-name="ro1">
          <table:table-cell office:value-type="float" office:value="47.842431347" calcext:value-type="float">
            <text:p>47.842431347</text:p>
          </table:table-cell>
          <table:table-cell office:value-type="float" office:value="240.76616126305" calcext:value-type="float">
            <text:p>240.7661612631</text:p>
          </table:table-cell>
        </table:table-row>
        <table:table-row table:style-name="ro1">
          <table:table-cell office:value-type="float" office:value="48.03336983" calcext:value-type="float">
            <text:p>48.03336983</text:p>
          </table:table-cell>
          <table:table-cell office:value-type="float" office:value="314.237334754548" calcext:value-type="float">
            <text:p>314.2373347545</text:p>
          </table:table-cell>
        </table:table-row>
        <table:table-row table:style-name="ro1">
          <table:table-cell office:value-type="float" office:value="48.355324094" calcext:value-type="float">
            <text:p>48.355324094</text:p>
          </table:table-cell>
          <table:table-cell office:value-type="float" office:value="186.361874057988" calcext:value-type="float">
            <text:p>186.361874058</text:p>
          </table:table-cell>
        </table:table-row>
        <table:table-row table:style-name="ro1">
          <table:table-cell office:value-type="float" office:value="48.577351928" calcext:value-type="float">
            <text:p>48.577351928</text:p>
          </table:table-cell>
          <table:table-cell office:value-type="float" office:value="270.236388470102" calcext:value-type="float">
            <text:p>270.2363884701</text:p>
          </table:table-cell>
        </table:table-row>
        <table:table-row table:style-name="ro1">
          <table:table-cell office:value-type="float" office:value="48.8722465" calcext:value-type="float">
            <text:p>48.8722465</text:p>
          </table:table-cell>
          <table:table-cell office:value-type="float" office:value="203.462544573394" calcext:value-type="float">
            <text:p>203.4625445734</text:p>
          </table:table-cell>
        </table:table-row>
        <table:table-row table:style-name="ro1">
          <table:table-cell office:value-type="float" office:value="49.14705366" calcext:value-type="float">
            <text:p>49.14705366</text:p>
          </table:table-cell>
          <table:table-cell office:value-type="float" office:value="218.334922568968" calcext:value-type="float">
            <text:p>218.334922569</text:p>
          </table:table-cell>
        </table:table-row>
        <table:table-row table:style-name="ro1">
          <table:table-cell office:value-type="float" office:value="49.412541806" calcext:value-type="float">
            <text:p>49.412541806</text:p>
          </table:table-cell>
          <table:table-cell office:value-type="float" office:value="225.998790921539" calcext:value-type="float">
            <text:p>225.9987909215</text:p>
          </table:table-cell>
        </table:table-row>
        <table:table-row table:style-name="ro1">
          <table:table-cell office:value-type="float" office:value="49.698832732" calcext:value-type="float">
            <text:p>49.698832732</text:p>
          </table:table-cell>
          <table:table-cell office:value-type="float" office:value="209.577023059399" calcext:value-type="float">
            <text:p>209.5770230594</text:p>
          </table:table-cell>
        </table:table-row>
        <table:table-row table:style-name="ro1">
          <table:table-cell office:value-type="float" office:value="49.979512323" calcext:value-type="float">
            <text:p>49.979512323</text:p>
          </table:table-cell>
          <table:table-cell office:value-type="float" office:value="213.766878404783" calcext:value-type="float">
            <text:p>213.7668784048</text:p>
          </table:table-cell>
        </table:table-row>
        <table:table-row table:style-name="ro1">
          <table:table-cell office:value-type="float" office:value="50.067210919" calcext:value-type="float">
            <text:p>50.067210919</text:p>
          </table:table-cell>
          <table:table-cell office:value-type="float" office:value="684.161465937299" calcext:value-type="float">
            <text:p>684.1614659373</text:p>
          </table:table-cell>
        </table:table-row>
        <table:table-row table:style-name="ro1">
          <table:table-cell office:value-type="float" office:value="50.273379492" calcext:value-type="float">
            <text:p>50.273379492</text:p>
          </table:table-cell>
          <table:table-cell office:value-type="float" office:value="291.023986473439" calcext:value-type="float">
            <text:p>291.0239864734</text:p>
          </table:table-cell>
        </table:table-row>
        <table:table-row table:style-name="ro1">
          <table:table-cell office:value-type="float" office:value="50.552725221" calcext:value-type="float">
            <text:p>50.552725221</text:p>
          </table:table-cell>
          <table:table-cell office:value-type="float" office:value="214.787604645998" calcext:value-type="float">
            <text:p>214.787604646</text:p>
          </table:table-cell>
        </table:table-row>
        <table:table-row table:style-name="ro1">
          <table:table-cell office:value-type="float" office:value="50.846666089" calcext:value-type="float">
            <text:p>50.846666089</text:p>
          </table:table-cell>
          <table:table-cell office:value-type="float" office:value="204.122687696488" calcext:value-type="float">
            <text:p>204.1226876965</text:p>
          </table:table-cell>
        </table:table-row>
        <table:table-row table:style-name="ro1">
          <table:table-cell office:value-type="float" office:value="53.734477116" calcext:value-type="float">
            <text:p>53.734477116</text:p>
          </table:table-cell>
          <table:table-cell office:value-type="float" office:value="20.7769827869696" calcext:value-type="float">
            <text:p>20.776982787</text:p>
          </table:table-cell>
        </table:table-row>
        <table:table-row table:style-name="ro1">
          <table:table-cell office:value-type="float" office:value="53.892731132" calcext:value-type="float">
            <text:p>53.892731132</text:p>
          </table:table-cell>
          <table:table-cell office:value-type="float" office:value="379.137297849046" calcext:value-type="float">
            <text:p>379.137297849</text:p>
          </table:table-cell>
        </table:table-row>
        <table:table-row table:style-name="ro1">
          <table:table-cell office:value-type="float" office:value="54.043724116" calcext:value-type="float">
            <text:p>54.043724116</text:p>
          </table:table-cell>
          <table:table-cell office:value-type="float" office:value="397.369456583497" calcext:value-type="float">
            <text:p>397.3694565835</text:p>
          </table:table-cell>
        </table:table-row>
        <table:table-row table:style-name="ro1">
          <table:table-cell office:value-type="float" office:value="54.19188349" calcext:value-type="float">
            <text:p>54.19188349</text:p>
          </table:table-cell>
          <table:table-cell office:value-type="float" office:value="404.969313652737" calcext:value-type="float">
            <text:p>404.9693136527</text:p>
          </table:table-cell>
        </table:table-row>
        <table:table-row table:style-name="ro1">
          <table:table-cell office:value-type="float" office:value="54.476439666" calcext:value-type="float">
            <text:p>54.476439666</text:p>
          </table:table-cell>
          <table:table-cell office:value-type="float" office:value="210.854674965835" calcext:value-type="float">
            <text:p>210.8546749658</text:p>
          </table:table-cell>
        </table:table-row>
        <table:table-row table:style-name="ro1">
          <table:table-cell office:value-type="float" office:value="54.601340463" calcext:value-type="float">
            <text:p>54.601340463</text:p>
          </table:table-cell>
          <table:table-cell office:value-type="float" office:value="480.381242082831" calcext:value-type="float">
            <text:p>480.3812420828</text:p>
          </table:table-cell>
        </table:table-row>
        <table:table-row table:style-name="ro1">
          <table:table-cell office:value-type="float" office:value="54.736396269" calcext:value-type="float">
            <text:p>54.736396269</text:p>
          </table:table-cell>
          <table:table-cell office:value-type="float" office:value="444.260796903477" calcext:value-type="float">
            <text:p>444.2607969035</text:p>
          </table:table-cell>
        </table:table-row>
        <table:table-row table:style-name="ro1">
          <table:table-cell office:value-type="float" office:value="54.870583475" calcext:value-type="float">
            <text:p>54.870583475</text:p>
          </table:table-cell>
          <table:table-cell office:value-type="float" office:value="447.136517620042" calcext:value-type="float">
            <text:p>447.13651762</text:p>
          </table:table-cell>
        </table:table-row>
        <table:table-row table:style-name="ro1">
          <table:table-cell office:value-type="float" office:value="55.027451025" calcext:value-type="float">
            <text:p>55.027451025</text:p>
          </table:table-cell>
          <table:table-cell office:value-type="float" office:value="382.488283905751" calcext:value-type="float">
            <text:p>382.4882839058</text:p>
          </table:table-cell>
        </table:table-row>
        <table:table-row table:style-name="ro1">
          <table:table-cell office:value-type="float" office:value="55.138121477" calcext:value-type="float">
            <text:p>55.138121477</text:p>
          </table:table-cell>
          <table:table-cell office:value-type="float" office:value="542.15013055152" calcext:value-type="float">
            <text:p>542.1501305515</text:p>
          </table:table-cell>
        </table:table-row>
        <table:table-row table:style-name="ro1">
          <table:table-cell office:value-type="float" office:value="55.510988753" calcext:value-type="float">
            <text:p>55.510988753</text:p>
          </table:table-cell>
          <table:table-cell office:value-type="float" office:value="160.915167036544" calcext:value-type="float">
            <text:p>160.9151670365</text:p>
          </table:table-cell>
        </table:table-row>
        <table:table-row table:style-name="ro1">
          <table:table-cell office:value-type="float" office:value="56.66438407" calcext:value-type="float">
            <text:p>56.66438407</text:p>
          </table:table-cell>
          <table:table-cell office:value-type="float" office:value="52.0203256556137" calcext:value-type="float">
            <text:p>52.0203256556</text:p>
          </table:table-cell>
        </table:table-row>
        <table:table-row table:style-name="ro1">
          <table:table-cell office:value-type="float" office:value="56.892035793" calcext:value-type="float">
            <text:p>56.892035793</text:p>
          </table:table-cell>
          <table:table-cell office:value-type="float" office:value="263.560491479353" calcext:value-type="float">
            <text:p>263.5604914794</text:p>
          </table:table-cell>
        </table:table-row>
        <table:table-row table:style-name="ro1">
          <table:table-cell office:value-type="float" office:value="58.450572797" calcext:value-type="float">
            <text:p>58.450572797</text:p>
          </table:table-cell>
          <table:table-cell office:value-type="float" office:value="38.4976422414157" calcext:value-type="float">
            <text:p>38.4976422414</text:p>
          </table:table-cell>
        </table:table-row>
        <table:table-row table:style-name="ro1">
          <table:table-cell office:value-type="float" office:value="58.584679274" calcext:value-type="float">
            <text:p>58.584679274</text:p>
          </table:table-cell>
          <table:table-cell office:value-type="float" office:value="447.405683470446" calcext:value-type="float">
            <text:p>447.4056834704</text:p>
          </table:table-cell>
        </table:table-row>
        <table:table-row table:style-name="ro1">
          <table:table-cell office:value-type="float" office:value="58.726316838" calcext:value-type="float">
            <text:p>58.726316838</text:p>
          </table:table-cell>
          <table:table-cell office:value-type="float" office:value="423.616435538266" calcext:value-type="float">
            <text:p>423.6164355383</text:p>
          </table:table-cell>
        </table:table-row>
        <table:table-row table:style-name="ro1">
          <table:table-cell office:value-type="float" office:value="58.846216511" calcext:value-type="float">
            <text:p>58.846216511</text:p>
          </table:table-cell>
          <table:table-cell office:value-type="float" office:value="500.418378955854" calcext:value-type="float">
            <text:p>500.4183789559</text:p>
          </table:table-cell>
        </table:table-row>
        <table:table-row table:style-name="ro1">
          <table:table-cell office:value-type="float" office:value="59.004674175" calcext:value-type="float">
            <text:p>59.004674175</text:p>
          </table:table-cell>
          <table:table-cell office:value-type="float" office:value="378.650034876201" calcext:value-type="float">
            <text:p>378.6500348762</text:p>
          </table:table-cell>
        </table:table-row>
        <table:table-row table:style-name="ro1">
          <table:table-cell office:value-type="float" office:value="161.247910107" calcext:value-type="float">
            <text:p>161.247910107</text:p>
          </table:table-cell>
          <table:table-cell office:value-type="float" office:value="0.586835886531456" calcext:value-type="float">
            <text:p>0.5868358865</text:p>
          </table:table-cell>
        </table:table-row>
        <table:table-row table:style-name="ro1">
          <table:table-cell office:value-type="float" office:value="161.840348484" calcext:value-type="float">
            <text:p>161.840348484</text:p>
          </table:table-cell>
          <table:table-cell office:value-type="float" office:value="101.276356038629" calcext:value-type="float">
            <text:p>101.2763560386</text:p>
          </table:table-cell>
        </table:table-row>
        <table:table-row table:style-name="ro1">
          <table:table-cell office:value-type="float" office:value="164.240832281" calcext:value-type="float">
            <text:p>164.240832281</text:p>
          </table:table-cell>
          <table:table-cell office:value-type="float" office:value="24.9949614635954" calcext:value-type="float">
            <text:p>24.9949614636</text:p>
          </table:table-cell>
        </table:table-row>
        <table:table-row table:style-name="ro1">
          <table:table-cell office:value-type="float" office:value="165.13200343" calcext:value-type="float">
            <text:p>165.13200343</text:p>
          </table:table-cell>
          <table:table-cell office:value-type="float" office:value="67.3271347118082" calcext:value-type="float">
            <text:p>67.3271347118</text:p>
          </table:table-cell>
        </table:table-row>
        <table:table-row table:style-name="ro1">
          <table:table-cell office:value-type="float" office:value="168.442739635" calcext:value-type="float">
            <text:p>168.442739635</text:p>
          </table:table-cell>
          <table:table-cell office:value-type="float" office:value="18.1228573600597" calcext:value-type="float">
            <text:p>18.1228573601</text:p>
          </table:table-cell>
        </table:table-row>
        <table:table-row table:style-name="ro1">
          <table:table-cell office:value-type="float" office:value="168.705192295" calcext:value-type="float">
            <text:p>168.705192295</text:p>
          </table:table-cell>
          <table:table-cell office:value-type="float" office:value="228.612657231206" calcext:value-type="float">
            <text:p>228.6126572312</text:p>
          </table:table-cell>
        </table:table-row>
        <table:table-row table:style-name="ro1">
          <table:table-cell office:value-type="float" office:value="169.125322769" calcext:value-type="float">
            <text:p>169.125322769</text:p>
          </table:table-cell>
          <table:table-cell office:value-type="float" office:value="142.812777727715" calcext:value-type="float">
            <text:p>142.8127777277</text:p>
          </table:table-cell>
        </table:table-row>
        <table:table-row table:style-name="ro1">
          <table:table-cell office:value-type="float" office:value="169.329372059" calcext:value-type="float">
            <text:p>169.329372059</text:p>
          </table:table-cell>
          <table:table-cell office:value-type="float" office:value="294.046600211154" calcext:value-type="float">
            <text:p>294.0466002112</text:p>
          </table:table-cell>
        </table:table-row>
        <table:table-row table:style-name="ro1">
          <table:table-cell office:value-type="float" office:value="169.719928035" calcext:value-type="float">
            <text:p>169.719928035</text:p>
          </table:table-cell>
          <table:table-cell office:value-type="float" office:value="153.627146137945" calcext:value-type="float">
            <text:p>153.6271461379</text:p>
          </table:table-cell>
        </table:table-row>
        <table:table-row table:style-name="ro1">
          <table:table-cell office:value-type="float" office:value="169.966070128" calcext:value-type="float">
            <text:p>169.966070128</text:p>
          </table:table-cell>
          <table:table-cell office:value-type="float" office:value="243.761638932676" calcext:value-type="float">
            <text:p>243.7616389327</text:p>
          </table:table-cell>
        </table:table-row>
        <table:table-row table:style-name="ro1">
          <table:table-cell office:value-type="float" office:value="170.356291726" calcext:value-type="float">
            <text:p>170.356291726</text:p>
          </table:table-cell>
          <table:table-cell office:value-type="float" office:value="153.75878810275" calcext:value-type="float">
            <text:p>153.7587881028</text:p>
          </table:table-cell>
        </table:table-row>
        <table:table-row table:style-name="ro1">
          <table:table-cell office:value-type="float" office:value="170.582823754" calcext:value-type="float">
            <text:p>170.582823754</text:p>
          </table:table-cell>
          <table:table-cell office:value-type="float" office:value="264.86320954138" calcext:value-type="float">
            <text:p>264.8632095414</text:p>
          </table:table-cell>
        </table:table-row>
        <table:table-row table:style-name="ro1">
          <table:table-cell office:value-type="float" office:value="226.742676641" calcext:value-type="float">
            <text:p>226.742676641</text:p>
          </table:table-cell>
          <table:table-cell office:value-type="float" office:value="1.06837886703028" calcext:value-type="float">
            <text:p>1.068378867</text:p>
          </table:table-cell>
        </table:table-row>
        <table:table-row table:style-name="ro1">
          <table:table-cell office:value-type="float" office:value="229.109502164" calcext:value-type="float">
            <text:p>229.109502164</text:p>
          </table:table-cell>
          <table:table-cell office:value-type="float" office:value="25.3504110957655" calcext:value-type="float">
            <text:p>25.3504110958</text:p>
          </table:table-cell>
        </table:table-row>
        <table:table-row table:style-name="ro1">
          <table:table-cell office:value-type="float" office:value="229.559407244" calcext:value-type="float">
            <text:p>229.559407244</text:p>
          </table:table-cell>
          <table:table-cell office:value-type="float" office:value="133.36146371141" calcext:value-type="float">
            <text:p>133.3614637114</text:p>
          </table:table-cell>
        </table:table-row>
        <table:table-row table:style-name="ro1">
          <table:table-cell office:value-type="float" office:value="230.070825971" calcext:value-type="float">
            <text:p>230.070825971</text:p>
          </table:table-cell>
          <table:table-cell office:value-type="float" office:value="117.320694046464" calcext:value-type="float">
            <text:p>117.3206940465</text:p>
          </table:table-cell>
        </table:table-row>
        <table:table-row table:style-name="ro1">
          <table:table-cell office:value-type="float" office:value="230.585565291" calcext:value-type="float">
            <text:p>230.585565291</text:p>
          </table:table-cell>
          <table:table-cell office:value-type="float" office:value="116.563856050479" calcext:value-type="float">
            <text:p>116.5638560505</text:p>
          </table:table-cell>
        </table:table-row>
        <table:table-row table:style-name="ro1">
          <table:table-cell office:value-type="float" office:value="231.090503563" calcext:value-type="float">
            <text:p>231.090503563</text:p>
          </table:table-cell>
          <table:table-cell office:value-type="float" office:value="118.826405775" calcext:value-type="float">
            <text:p>118.826405775</text:p>
          </table:table-cell>
        </table:table-row>
        <table:table-row table:style-name="ro1">
          <table:table-cell office:value-type="float" office:value="231.548960308" calcext:value-type="float">
            <text:p>231.548960308</text:p>
          </table:table-cell>
          <table:table-cell office:value-type="float" office:value="130.873851577861" calcext:value-type="float">
            <text:p>130.8738515779</text:p>
          </table:table-cell>
        </table:table-row>
        <table:table-row table:style-name="ro1">
          <table:table-cell office:value-type="float" office:value="232.093647099" calcext:value-type="float">
            <text:p>232.093647099</text:p>
          </table:table-cell>
          <table:table-cell office:value-type="float" office:value="110.155048720472" calcext:value-type="float">
            <text:p>110.1550487205</text:p>
          </table:table-cell>
        </table:table-row>
        <table:table-row table:style-name="ro1">
          <table:table-cell office:value-type="float" office:value="232.482937129" calcext:value-type="float">
            <text:p>232.482937129</text:p>
          </table:table-cell>
          <table:table-cell office:value-type="float" office:value="154.126731681256" calcext:value-type="float">
            <text:p>154.1267316813</text:p>
          </table:table-cell>
        </table:table-row>
        <table:table-row table:style-name="ro1">
          <table:table-cell office:value-type="float" office:value="232.957974702" calcext:value-type="float">
            <text:p>232.957974702</text:p>
          </table:table-cell>
          <table:table-cell office:value-type="float" office:value="126.305798552063" calcext:value-type="float">
            <text:p>126.3057985521</text:p>
          </table:table-cell>
        </table:table-row>
        <table:table-row table:style-name="ro1">
          <table:table-cell office:value-type="float" office:value="233.333500848" calcext:value-type="float">
            <text:p>233.333500848</text:p>
          </table:table-cell>
          <table:table-cell office:value-type="float" office:value="159.775825569281" calcext:value-type="float">
            <text:p>159.7758255693</text:p>
          </table:table-cell>
        </table:table-row>
        <table:table-row table:style-name="ro1">
          <table:table-cell office:value-type="float" office:value="267.776568995" calcext:value-type="float">
            <text:p>267.776568995</text:p>
          </table:table-cell>
          <table:table-cell office:value-type="float" office:value="1.74200508920765" calcext:value-type="float">
            <text:p>1.7420050892</text:p>
          </table:table-cell>
        </table:table-row>
        <table:table-row table:style-name="ro1">
          <table:table-cell office:value-type="float" office:value="267.861635075" calcext:value-type="float">
            <text:p>267.861635075</text:p>
          </table:table-cell>
          <table:table-cell office:value-type="float" office:value="705.334017977636" calcext:value-type="float">
            <text:p>705.3340179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0" meta:object-count="0"/>
    <meta:generator>LibreOffice/4.3.3.2$Linux_ARM_EABI LibreOffice_project/430m0$Build-2</meta:generator>
  </office:meta>
</office:document-meta>
</file>